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fo:letter-spacing="normal"/>
    </style:style>
    <style:style style:name="T1" style:family="text">
      <style:text-properties style:font-name="Poppins" fo:font-size="11.2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usuario deberá introducir un texto con varias lineas  (crea un textarea)</text:p>
      <text:p text:style-name="P1">Realizar un scrip que  escriba en la primera palabra de cada frase</text:p>
      <text:p text:style-name="P4">  <text:span text:style-name="T1">NOTA: utilizar  para crear el espacio de escribir texto  &lt;textarea id="texto" style="width: 200px; height: 200px;"&gt;&lt;/textarea&gt;</text:span></text:p>
      <text:p text:style-name="P4">   <text:span text:style-name="T1">utilizar el método match()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31T19:46:49.607131861</dc:date>
    <meta:editing-duration>PT12M48S</meta:editing-duration>
    <meta:editing-cycles>19</meta:editing-cycles>
    <meta:generator>LibreOffice/7.4.7.2$Linux_X86_64 LibreOffice_project/40$Build-2</meta:generator>
    <meta:document-statistic meta:table-count="0" meta:image-count="0" meta:object-count="0" meta:page-count="1" meta:paragraph-count="4" meta:word-count="43" meta:character-count="298" meta:non-whitespace-character-count="250"/>
  </office:meta>
</office:document-meta>
</file>